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7"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7"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4-01-24T12:01:56.054165273</dc:date>
    <meta:editing-duration>P6DT21H48M50S</meta:editing-duration>
    <meta:editing-cycles>7403</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UnlockSheet()
	UnlockCell(cellRange)
	cellRange.CellBackColor = nonEditableBGColor
	LockCell(cellRange)
	LockSheet()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ed)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